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5ce" draw:textarea-horizontal-align="justify" draw:textarea-vertical-align="top" draw:auto-grow-height="false" fo:min-height="3.15cm" fo:min-width="7.8cm" draw:shadow="visible" draw:shadow-offset-x="0.071cm" draw:shadow-offset-y="0.071cm" draw:shadow-color="#cccccc"/>
    </style:style>
    <style:style style:name="gr2" style:family="graphic" style:parent-style-name="standard">
      <style:graphic-properties svg:stroke-color="#000000" draw:fill="solid" draw:fill-color="#fff5ce" draw:textarea-horizontal-align="justify" draw:textarea-vertical-align="top" draw:auto-grow-height="false" fo:min-height="6.55cm" fo:min-width="8.106cm" draw:shadow="visible" draw:shadow-offset-x="0.071cm" draw:shadow-offset-y="0.071cm" draw:shadow-color="#cccccc"/>
    </style:style>
    <style:style style:name="gr3" style:family="graphic" style:parent-style-name="standard">
      <style:graphic-properties svg:stroke-color="#000000" draw:fill="solid" draw:fill-color="#fff5ce" draw:textarea-horizontal-align="justify" draw:textarea-vertical-align="top" draw:auto-grow-height="false" fo:min-height="5.25cm" fo:min-width="6.9cm" draw:shadow="visible" draw:shadow-offset-x="0.071cm" draw:shadow-offset-y="0.071cm" draw:shadow-color="#cccccc"/>
    </style:style>
    <style:style style:name="gr4" style:family="graphic" style:parent-style-name="standard">
      <style:graphic-properties svg:stroke-color="#000000" draw:fill="solid" draw:fill-color="#fff5ce" draw:textarea-horizontal-align="justify" draw:textarea-vertical-align="top" draw:auto-grow-height="false" fo:min-height="3.45cm" fo:min-width="6.3cm" draw:shadow="visible" draw:shadow-offset-x="0.071cm" draw:shadow-offset-y="0.071cm" draw:shadow-color="#cccccc"/>
    </style:style>
    <style:style style:name="gr5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top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="solid" draw:fill-color="#b3cac7" draw:textarea-horizontal-align="justify" draw:textarea-vertical-align="middle" draw:auto-grow-height="true" fo:min-height="0cm" fo:min-width="0cm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bottom"/>
    </style:style>
    <style:style style:name="gr11" style:family="graphic" style:parent-style-name="objectwithoutfill">
      <style:graphic-properties svg:stroke-color="#000000" draw:marker-end="Triangle_20_unfilled" draw:marker-end-width="0.3cm" draw:fill="none" draw:textarea-vertical-align="middle"/>
    </style:style>
    <style:style style:name="gr12" style:family="graphic" style:parent-style-name="standard">
      <style:graphic-properties svg:stroke-color="#000000" draw:fill="solid" draw:fill-color="#fff5ce" draw:textarea-horizontal-align="justify" draw:textarea-vertical-align="top" draw:auto-grow-height="false" fo:min-height="1.65cm" fo:min-width="3.8cm" draw:shadow="visible" draw:shadow-offset-x="0.071cm" draw:shadow-offset-y="0.071cm" draw:shadow-color="#cccccc"/>
    </style:style>
    <style:style style:name="gr13" style:family="graphic" style:parent-style-name="standard">
      <style:graphic-properties svg:stroke-color="#000000" draw:fill="solid" draw:fill-color="#fff5ce" draw:textarea-horizontal-align="justify" draw:textarea-vertical-align="top" draw:auto-grow-height="false" fo:min-height="3.55cm" fo:min-width="6.1cm" draw:shadow="visible" draw:shadow-offset-x="0.071cm" draw:shadow-offset-y="0.071cm" draw:shadow-color="#cccccc"/>
    </style:style>
    <style:style style:name="gr14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912cm" fo:min-width="2.607cm"/>
    </style:style>
    <style:style style:name="gr15" style:family="graphic" style:parent-style-name="standard">
      <style:graphic-properties svg:stroke-color="#000000" draw:fill="solid" draw:fill-color="#afd095" draw:textarea-horizontal-align="justify" draw:textarea-vertical-align="middle" draw:auto-grow-height="true" fo:min-height="0cm" fo:min-width="0cm"/>
    </style:style>
    <style:style style:name="gr16" style:family="graphic" style:parent-style-name="standard">
      <style:graphic-properties svg:stroke-color="#000000" draw:fill="solid" draw:fill-color="#fff5ce" draw:textarea-horizontal-align="justify" draw:textarea-vertical-align="top" draw:auto-grow-height="true" fo:min-height="0cm" fo:min-width="0cm" draw:shadow="visible" draw:shadow-offset-x="0.071cm" draw:shadow-offset-y="0.071cm" draw:shadow-color="#cccccc"/>
    </style:style>
    <style:style style:name="gr17" style:family="graphic" style:parent-style-name="standard">
      <style:graphic-properties draw:stroke="dash" draw:stroke-dash="Ultrafine_20_Dashed" svg:stroke-color="#000000" draw:fill="none" draw:textarea-horizontal-align="justify" draw:textarea-vertical-align="top" draw:auto-grow-height="false" fo:min-height="1.95cm" fo:min-width="7.3cm"/>
    </style:style>
    <style:style style:name="gr18" style:family="graphic" style:parent-style-name="standard">
      <style:graphic-properties svg:stroke-color="#000000" draw:fill="solid" draw:fill-color="#fff5ce" draw:textarea-horizontal-align="justify" draw:textarea-vertical-align="top" draw:auto-grow-height="false" fo:min-height="2.85cm" fo:min-width="8.1cm" draw:shadow="visible" draw:shadow-offset-x="0.071cm" draw:shadow-offset-y="0.071cm" draw:shadow-color="#cccccc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svg:stroke-color="#000000" draw:fill-color="#ffdbb6" draw:textarea-horizontal-align="justify" draw:textarea-vertical-align="middle" draw:auto-grow-height="true" fo:min-height="0cm" fo:min-width="0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5ce"/>
      <style:paragraph-properties fo:text-align="start"/>
      <style:text-properties fo:color="#000000" fo:font-size="14pt" fo:font-style="italic" fo:background-color="#000000" style:font-style-asian="italic" style:font-style-complex="italic"/>
    </style:style>
    <style:style style:name="P3" style:family="paragraph">
      <loext:graphic-properties draw:fill="solid" draw:fill-color="#fff5ce"/>
      <style:paragraph-properties fo:text-align="start"/>
      <style:text-properties fo:color="#000000" fo:font-size="14pt" fo:font-style="italic" fo:background-color="transparent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color="#000000" fo:font-size="12pt" fo:background-color="#dee7e5"/>
    </style:style>
    <style:style style:name="P6" style:family="paragraph">
      <loext:graphic-properties draw:fill="none"/>
      <style:paragraph-properties fo:text-align="center"/>
      <style:text-properties fo:font-size="12pt" fo:background-color="#dee7e5"/>
    </style:style>
    <style:style style:name="P7" style:family="paragraph">
      <loext:graphic-properties draw:fill="solid" draw:fill-color="#b3cac7"/>
      <style:paragraph-properties fo:text-align="center"/>
      <style:text-properties fo:color="#000000" fo:font-size="12pt" fo:background-color="#000000" style:font-size-asian="14pt" style:font-size-complex="14pt"/>
    </style:style>
    <style:style style:name="P8" style:family="paragraph">
      <loext:graphic-properties draw:fill="none"/>
      <style:paragraph-properties fo:text-align="center"/>
      <style:text-properties fo:color="#000000" fo:font-size="12pt" fo:background-color="#fff5ce" style:font-size-asian="14pt" style:font-size-complex="14pt"/>
    </style:style>
    <style:style style:name="P9" style:family="paragraph">
      <loext:graphic-properties draw:fill="none"/>
      <style:paragraph-properties fo:text-align="center"/>
      <style:text-properties fo:color="#000000" fo:font-size="12pt"/>
    </style:style>
    <style:style style:name="P10" style:family="paragraph">
      <loext:graphic-properties draw:fill="solid" draw:fill-color="#fff5ce"/>
      <style:paragraph-properties fo:text-align="start"/>
      <style:text-properties fo:color="#000000" fo:font-size="12pt" fo:font-style="italic" fo:background-color="#000000" style:font-style-asian="italic" style:font-style-complex="italic"/>
    </style:style>
    <style:style style:name="P11" style:family="paragraph">
      <loext:graphic-properties draw:fill="none"/>
      <style:paragraph-properties fo:text-align="center"/>
      <style:text-properties fo:color="#000000" fo:font-size="12pt" fo:font-style="italic" fo:text-shadow="none" fo:background-color="#dee7e5" style:font-size-asian="14pt" style:font-style-asian="italic" style:font-size-complex="14pt" style:font-style-complex="italic"/>
    </style:style>
    <style:style style:name="P12" style:family="paragraph">
      <loext:graphic-properties draw:fill="solid" draw:fill-color="#b3cac7"/>
      <style:paragraph-properties fo:text-align="center"/>
      <style:text-properties fo:color="#000000" fo:font-size="12pt" fo:background-color="transparent" style:font-size-asian="14pt" style:font-size-complex="14pt"/>
    </style:style>
    <style:style style:name="P13" style:family="paragraph">
      <loext:graphic-properties draw:fill="solid" draw:fill-color="#fff5ce"/>
      <style:paragraph-properties fo:text-align="start"/>
      <style:text-properties fo:color="#000000" fo:font-size="14pt" fo:font-style="italic" fo:background-color="#000000" style:font-size-asian="18pt" style:font-style-asian="italic" style:font-size-complex="18pt" style:font-style-complex="italic"/>
    </style:style>
    <style:style style:name="P14" style:family="paragraph">
      <loext:graphic-properties draw:fill="solid" draw:fill-color="#afd095"/>
      <style:paragraph-properties fo:text-align="center"/>
      <style:text-properties fo:font-size="12pt" fo:font-style="italic" style:font-style-asian="italic" style:font-style-complex="italic"/>
    </style:style>
    <style:style style:name="P15" style:family="paragraph">
      <loext:graphic-properties draw:fill="none"/>
      <style:paragraph-properties fo:text-align="center"/>
      <style:text-properties fo:color="#000000" fo:font-size="12pt" fo:text-shadow="none" fo:background-color="#dee7e5" style:font-size-asian="14pt" style:font-size-complex="14pt"/>
    </style:style>
    <style:style style:name="P16" style:family="paragraph">
      <loext:graphic-properties draw:fill="none"/>
      <style:paragraph-properties fo:text-align="center"/>
      <style:text-properties fo:color="#000000" fo:font-size="12pt" fo:text-shadow="none" fo:background-color="#dee7e5"/>
    </style:style>
    <style:style style:name="P17" style:family="paragraph">
      <loext:graphic-properties draw:fill="solid" draw:fill-color="#afd095"/>
      <style:paragraph-properties fo:text-align="center"/>
      <style:text-properties fo:font-size="12pt" style:font-size-asian="14pt" style:font-size-complex="14pt"/>
    </style:style>
    <style:style style:name="P18" style:family="paragraph">
      <loext:graphic-properties draw:fill="solid" draw:fill-color="#fff5ce"/>
      <style:paragraph-properties fo:text-align="start"/>
      <style:text-properties fo:color="#000000" fo:font-size="14pt" fo:font-style="italic" fo:background-color="#000000" style:font-size-asian="14pt" style:font-style-asian="italic" style:font-size-complex="14pt" style:font-style-complex="italic"/>
    </style:style>
    <style:style style:name="P19" style:family="paragraph">
      <loext:graphic-properties draw:fill="none"/>
      <style:paragraph-properties fo:text-align="start"/>
      <style:text-properties fo:font-size="12pt" fo:font-style="italic" style:font-size-asian="14pt" style:font-style-asian="italic" style:font-size-complex="14pt" style:font-style-complex="italic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ffdbb6"/>
      <style:paragraph-properties fo:text-align="center"/>
      <style:text-properties fo:font-size="10pt" style:font-size-asian="10pt" style:font-size-complex="10pt"/>
    </style:style>
    <style:style style:name="T1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2" style:family="text">
      <style:text-properties fo:color="#000000" fo:font-size="14pt" fo:font-style="italic" fo:background-color="transparent" style:font-style-asian="italic" style:font-style-complex="italic"/>
    </style:style>
    <style:style style:name="T3" style:family="text">
      <style:text-properties fo:color="#000000" fo:font-size="14pt" fo:font-style="italic" style:font-style-asian="italic" style:font-style-complex="italic"/>
    </style:style>
    <style:style style:name="T4" style:family="text">
      <style:text-properties fo:color="#000000" fo:font-size="12pt" fo:font-style="italic" fo:text-shadow="none" fo:background-color="#dee7e5" style:font-size-asian="14pt" style:font-style-asian="italic" style:font-size-complex="14pt" style:font-style-complex="italic"/>
    </style:style>
    <style:style style:name="T5" style:family="text">
      <style:text-properties fo:color="#000000" fo:font-size="12pt" style:font-size-asian="14pt" style:font-size-complex="14pt"/>
    </style:style>
    <style:style style:name="T6" style:family="text">
      <style:text-properties fo:color="#000000" fo:font-size="12pt" fo:background-color="#fff5ce" style:font-size-asian="14pt" style:font-size-complex="14pt"/>
    </style:style>
    <style:style style:name="T7" style:family="text">
      <style:text-properties fo:color="#000000" fo:font-size="12pt" fo:font-style="italic" style:font-style-asian="italic" style:font-style-complex="italic"/>
    </style:style>
    <style:style style:name="T8" style:family="text">
      <style:text-properties fo:color="#000000" fo:font-size="12pt" fo:background-color="transparent" style:font-size-asian="14pt" style:font-size-complex="14pt"/>
    </style:style>
    <style:style style:name="T9" style:family="text">
      <style:text-properties fo:color="#000000" fo:font-size="14pt" fo:font-style="italic" style:font-size-asian="18pt" style:font-style-asian="italic" style:font-size-complex="18pt" style:font-style-complex="italic"/>
    </style:style>
    <style:style style:name="T10" style:family="text">
      <style:text-properties fo:font-size="12pt" fo:font-style="italic" style:font-style-asian="italic" style:font-style-complex="italic"/>
    </style:style>
    <style:style style:name="T11" style:family="text">
      <style:text-properties fo:font-size="12pt" style:font-size-asian="14pt" style:font-size-complex="14pt"/>
    </style:style>
    <style:style style:name="T12" style:family="text">
      <style:text-properties fo:font-size="12pt" fo:font-style="italic" style:font-size-asian="14pt" style:font-style-asian="italic" style:font-size-complex="14pt" style:font-style-complex="italic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4" draw:id="id14" draw:layer="layout" svg:width="8.3cm" svg:height="3.4cm" svg:x="1.4cm" svg:y="1.2cm">
          <text:p text:style-name="P1"><text:span text:style-name="T1">RobotDesig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8.606cm" svg:height="6.8cm" svg:x="18.994cm" svg:y="4.6cm">
          <text:p text:style-name="P1"><text:span text:style-name="T2">PartVie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8.606cm" svg:height="6.8cm" svg:x="9.894cm" svg:y="4.6cm">
          <text:p text:style-name="P1"><text:span text:style-name="T2">RobotVie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8" draw:id="id8" draw:layer="layout" svg:width="7.4cm" svg:height="5.5cm" svg:x="1.7cm" svg:y="12.6cm">
          <text:p text:style-name="P1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6.8cm" svg:height="3.7cm" svg:x="20.8cm" svg:y="13.5cm">
          <text:p text:style-name="P1"><text:span text:style-name="T3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curve" svg:x1="22.157cm" svg:y1="15.35cm" svg:x2="18.3cm" svg:y2="15.3cm" draw:start-shape="id1" draw:end-shape="id2" draw:end-glue-point="1" svg:d="M22157 15350c-2839 0-911-50-3857-50" svg:viewBox="0 0 3858 51">
          <text:p text:style-name="P4"><text:span text:style-name="T4">creates</text:span></text:p>
        </draw:connector>
        <draw:connector draw:style-name="gr6" draw:text-style-name="P6" draw:layer="layout" draw:type="curve" svg:x1="23.904cm" svg:y1="9.225cm" svg:x2="23.894cm" svg:y2="14.988cm" draw:start-shape="id3" draw:end-shape="id1" draw:end-glue-point="0" svg:d="M23904 9225c0 4321-10 1440-10 5763" svg:viewBox="0 0 11 5764">
          <text:p text:style-name="P4"><text:span text:style-name="T4">controls</text:span></text:p>
        </draw:connector>
        <draw:connector draw:style-name="gr7" draw:text-style-name="P6" draw:layer="layout" draw:type="curve" svg:x1="27.6cm" svg:y1="15.35cm" svg:x2="25cm" svg:y2="8.862cm" draw:start-shape="id4" draw:end-shape="id3" draw:end-glue-point="1" svg:d="M27600 15350c858 0 2158-6488-2600-6488" svg:viewBox="0 0 3437 6489">
          <text:p text:style-name="P4"><text:span text:style-name="T4">notifies</text:span></text:p>
        </draw:connector>
        <draw:custom-shape draw:style-name="gr8" draw:text-style-name="P7" xml:id="id5" draw:id="id5" draw:layer="layout" svg:width="1.637cm" svg:height="0.725cm" svg:x="2.281cm" svg:y="16.187cm">
          <text:p text:style-name="P4"><text:span text:style-name="T5">Ro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6" draw:id="id6" draw:layer="layout" svg:width="1.281cm" svg:height="0.725cm" svg:x="6.209cm" svg:y="16.187cm">
          <text:p text:style-name="P4"><text:span text:style-name="T5">P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svg:x1="3.918cm" svg:y1="16.549cm" svg:x2="6.209cm" svg:y2="16.549cm" draw:start-shape="id5" draw:start-glue-point="1" draw:end-shape="id6" draw:end-glue-point="3" svg:d="M3918 16549h2291" svg:viewBox="0 0 2292 1">
          <text:p text:style-name="P4"><text:span text:style-name="T6">root</text:span></text:p>
        </draw:connector>
        <draw:custom-shape draw:style-name="gr8" draw:text-style-name="P7" xml:id="id7" draw:id="id7" draw:layer="layout" svg:width="2.674cm" svg:height="0.725cm" svg:x="3.713cm" svg:y="13.987cm">
          <text:p text:style-name="P4"><text:span text:style-name="T5">Observ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curve" draw:line-skew="0.224cm 0.37cm" svg:x1="6.849cm" svg:y1="16.912cm" svg:x2="7.49cm" svg:y2="16.549cm" draw:start-shape="id6" draw:start-glue-point="2" draw:end-shape="id6" draw:end-glue-point="1" svg:d="M6849 16912c0 1086 756 905 1242 543s704-906-601-906" svg:viewBox="0 0 1622 1187">
          <text:p text:style-name="P4"><text:span text:style-name="T6">slots</text:span></text:p>
        </draw:connector>
        <draw:connector draw:style-name="gr11" draw:text-style-name="P9" draw:layer="layout" draw:line-skew="0.075cm" svg:x1="6.849cm" svg:y1="16.187cm" svg:x2="5.05cm" svg:y2="14.712cm" draw:start-shape="id6" draw:start-glue-point="0" draw:end-shape="id7" draw:end-glue-point="2" svg:d="M6849 16187v-663h-1799v-812" svg:viewBox="0 0 1800 1476">
          <text:p/>
        </draw:connector>
        <draw:connector draw:style-name="gr11" draw:text-style-name="P9" draw:layer="layout" draw:line-skew="0.1cm" svg:x1="3.099cm" svg:y1="16.187cm" svg:x2="5.05cm" svg:y2="14.712cm" draw:start-shape="id5" draw:start-glue-point="0" draw:end-shape="id7" draw:end-glue-point="2" svg:d="M3099 16187v-638h1951v-837" svg:viewBox="0 0 1952 1476">
          <text:p/>
        </draw:connector>
        <draw:custom-shape draw:style-name="gr12" draw:text-style-name="P10" xml:id="id9" draw:id="id9" draw:layer="layout" svg:width="4.3cm" svg:height="1.9cm" svg:x="3.25cm" svg:y="9.4cm">
          <text:p text:style-name="P1"><text:span text:style-name="T7">Templ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1" draw:layer="layout" draw:type="curve" svg:x1="5.4cm" svg:y1="12.6cm" svg:x2="5.4cm" svg:y2="11.3cm" draw:start-shape="id8" draw:start-glue-point="0" draw:end-shape="id9" draw:end-glue-point="2" svg:d="M5400 12600v-1300" svg:viewBox="0 0 1 1301">
          <text:p text:style-name="P4"><text:span text:style-name="T4">checks</text:span></text:p>
        </draw:connector>
        <draw:custom-shape draw:style-name="gr8" draw:text-style-name="P7" xml:id="id17" draw:id="id17" draw:layer="layout" svg:width="3.288cm" svg:height="0.725cm" svg:x="10.156cm" svg:y="9.437cm">
          <text:p text:style-name="P4"><text:span text:style-name="T5">RobotMedi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9" draw:id="id19" draw:layer="layout" svg:width="2.547cm" svg:height="0.725cm" svg:x="15.53cm" svg:y="9.587cm">
          <text:p text:style-name="P4"><text:span text:style-name="T5">Robot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xml:id="id3" draw:id="id3" draw:layer="layout" svg:width="2.191cm" svg:height="0.725cm" svg:x="22.809cm" svg:y="8.5cm">
          <text:p text:style-name="P4"><text:span text:style-name="T8">Part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" draw:id="id1" draw:layer="layout" svg:width="3.474cm" svg:height="0.725cm" svg:x="22.157cm" svg:y="14.988cm">
          <text:p text:style-name="P4"><text:span text:style-name="T5">Robot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3.118cm" svg:height="0.725cm" svg:x="22.793cm" svg:y="15.671cm">
          <text:p text:style-name="P4"><text:span text:style-name="T8">Part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2" draw:id="id12" draw:layer="layout" svg:width="2.932cm" svg:height="0.725cm" svg:x="10.784cm" svg:y="10.137cm">
          <text:p text:style-name="P4"><text:span text:style-name="T5">PartMedi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2" draw:id="id2" draw:layer="layout" svg:width="6.6cm" svg:height="3.8cm" svg:x="11.7cm" svg:y="13.4cm">
          <text:p text:style-name="P1"><text:span text:style-name="T9">Comma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curve" svg:x1="11.7cm" svg:y1="15.3cm" svg:x2="9.1cm" svg:y2="15.35cm" draw:start-shape="id2" draw:start-glue-point="3" draw:end-shape="id8" svg:d="M11700 15300c-1896 0-596 50-2600 50" svg:viewBox="0 0 2601 51">
          <text:p text:style-name="P4"><text:span text:style-name="T4">applies</text:span></text:p>
        </draw:connector>
        <draw:custom-shape draw:style-name="gr14" draw:text-style-name="P14" xml:id="id10" draw:id="id10" draw:layer="layout" svg:width="3.106cm" svg:height="2.2cm" svg:x="3.847cm" svg:y="5.8cm">
          <text:p text:style-name="P4"><text:span text:style-name="T10">Asset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15" draw:layer="layout" draw:type="curve" svg:x1="5.4cm" svg:y1="9.4cm" svg:x2="5.4cm" svg:y2="8cm" draw:start-shape="id9" draw:start-glue-point="0" draw:end-shape="id10" draw:end-glue-point="7" svg:d="M5400 9400v-1400" svg:viewBox="0 0 1 1401">
          <text:p text:style-name="P4"><text:span text:style-name="T4">checks</text:span></text:p>
        </draw:connector>
        <draw:connector draw:style-name="gr6" draw:text-style-name="P16" draw:layer="layout" draw:type="curve" svg:x1="11.017cm" svg:y1="6.899cm" svg:x2="6.953cm" svg:y2="6.9cm" draw:start-shape="id11" draw:start-glue-point="3" draw:end-shape="id10" draw:end-glue-point="8" svg:d="M11017 6899c-3048 0-1016 1-4064 1" svg:viewBox="0 0 4065 2">
          <text:p text:style-name="P4"><text:span text:style-name="T4">loads</text:span></text:p>
        </draw:connector>
        <draw:custom-shape draw:style-name="gr15" draw:text-style-name="P17" xml:id="id18" draw:id="id18" draw:layer="layout" svg:width="2.274cm" svg:height="0.783cm" svg:x="13.126cm" svg:y="8.017cm">
          <text:p text:style-name="P4"><text:span text:style-name="T11">ThreeJ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7" xml:id="id20" draw:id="id20" draw:layer="layout" svg:width="2.959cm" svg:height="0.783cm" svg:x="19.341cm" svg:y="6.917cm">
          <text:p text:style-name="P4"><text:span text:style-name="T11">HTML DO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18" draw:layer="layout" svg:width="2.123cm" svg:height="0.806cm" svg:x="21.532cm" svg:y="18.7cm">
          <text:p text:style-name="P1"><text:span text:style-name="T1">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1.56cm" svg:height="0.725cm" svg:x="24.515cm" svg:y="18.762cm">
          <text:p text:style-name="P4"><text:span text:style-name="T8">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1.438cm" svg:height="0.783cm" svg:x="26.725cm" svg:y="18.708cm">
          <text:p text:style-name="P4"><text:span text:style-name="T11">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19" draw:layer="layout" svg:width="7.8cm" svg:height="2.2cm" svg:x="20.794cm" svg:y="17.7cm">
          <text:p text:style-name="P1"><text:span text:style-name="T12">Legend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3" draw:id="id13" draw:layer="layout" svg:width="2.932cm" svg:height="0.725cm" svg:x="19.368cm" svg:y="9.875cm">
          <text:p text:style-name="P4"><text:span text:style-name="T5">PartMedi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2.25cm" svg:height="0.725cm" svg:x="5.712cm" svg:y="1.632cm">
          <text:p text:style-name="P4"><text:span text:style-name="T5">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.421cm" svg:height="0.725cm" svg:x="5.979cm" svg:y="2.3cm">
          <text:p text:style-name="P4"><text:span text:style-name="T5">Dr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8.6cm" svg:height="3.1cm" svg:x="19cm" svg:y="1.2cm">
          <text:p text:style-name="P1"><text:span text:style-name="T2">PartBrow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7" xml:id="id16" draw:id="id16" draw:layer="layout" svg:width="2.959cm" svg:height="0.781cm" svg:x="23.741cm" svg:y="2.524cm">
          <text:p text:style-name="P4"><text:span text:style-name="T11">HTML DO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7" xml:id="id15" draw:id="id15" draw:layer="layout" svg:width="2.835cm" svg:height="0.725cm" svg:x="19.631cm" svg:y="2.552cm">
          <text:p text:style-name="P4"><text:span text:style-name="T5">Part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type="curve" svg:x1="12.25cm" svg:y1="10.862cm" svg:x2="5.05cm" svg:y2="13.987cm" draw:start-shape="id12" draw:start-glue-point="2" draw:end-shape="id7" svg:d="M12250 10862c0 2343-7200 781-7200 3125" svg:viewBox="0 0 7201 3126">
          <text:p text:style-name="P4"><text:span text:style-name="T4">listen</text:span></text:p>
        </draw:connector>
        <draw:connector draw:style-name="gr6" draw:text-style-name="P5" draw:layer="layout" draw:type="curve" svg:x1="20.834cm" svg:y1="10.6cm" svg:x2="5.05cm" svg:y2="13.987cm" draw:start-shape="id13" draw:start-glue-point="2" draw:end-shape="id7" svg:d="M20834 10600c0 2539-15784 846-15784 3387" svg:viewBox="0 0 15785 3388">
          <text:p text:style-name="P4"><text:span text:style-name="T4">listen</text:span></text:p>
        </draw:connector>
        <draw:custom-shape draw:style-name="gr8" draw:text-style-name="P7" draw:layer="layout" svg:width="2.225cm" svg:height="0.725cm" svg:x="3.72cm" svg:y="10.3cm">
          <text:p text:style-name="P4"><text:span text:style-name="T5">Templ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22" draw:id="id22" draw:layer="layout" svg:width="3.52cm" svg:height="0.725cm" svg:x="12.874cm" svg:y="14.475cm">
          <text:p text:style-name="P4"><text:span text:style-name="T5">Command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2.534cm" svg:height="0.725cm" svg:x="6.266cm" svg:y="2.975cm">
          <text:p text:style-name="P4"><text:span text:style-name="T5">UndoRe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3.334cm" svg:height="0.725cm" svg:x="1.866cm" svg:y="2.2cm">
          <text:p text:style-name="P4"><text:span text:style-name="T5">RobotDesig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2.53cm" svg:height="0.725cm" svg:x="6.6cm" svg:y="3.6cm">
          <text:p text:style-name="P4"><text:span text:style-name="T5">FullScre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20" draw:layer="layout" draw:type="line" svg:x1="9.7cm" svg:y1="2.9cm" svg:x2="11.072cm" svg:y2="2.064cm" draw:start-shape="id14" draw:start-glue-point="1" svg:d="M9700 2900l1372-836" svg:viewBox="0 0 1373 837">
          <text:p/>
        </draw:connector>
        <draw:connector draw:style-name="gr19" draw:text-style-name="P20" draw:layer="layout" draw:type="line" svg:x1="9.7cm" svg:y1="2.9cm" svg:x2="11.045cm" svg:y2="2.868cm" draw:start-shape="id14" draw:start-glue-point="1" svg:d="M9700 2900l1345-32" svg:viewBox="0 0 1346 33">
          <text:p/>
        </draw:connector>
        <draw:connector draw:style-name="gr20" draw:text-style-name="P20" draw:layer="layout" draw:type="line" svg:x1="9.7cm" svg:y1="2.9cm" svg:x2="11.072cm" svg:y2="3.592cm" draw:start-shape="id14" draw:start-glue-point="1" svg:d="M9700 2900l1372 692" svg:viewBox="0 0 1373 693">
          <text:p text:style-name="P4"><text:span text:style-name="T4">...</text:span></text:p>
        </draw:connector>
        <draw:connector draw:style-name="gr19" draw:text-style-name="P20" draw:layer="layout" draw:type="curve" svg:x1="22.466cm" svg:y1="2.914cm" svg:x2="23.741cm" svg:y2="2.915cm" draw:start-shape="id15" draw:start-glue-point="1" draw:end-shape="id16" draw:end-glue-point="5" svg:d="M22466 2914c955 0 318 1 1275 1" svg:viewBox="0 0 1276 2">
          <text:p/>
        </draw:connector>
        <draw:connector draw:style-name="gr19" draw:text-style-name="P20" draw:layer="layout" draw:type="curve" svg:x1="11.8cm" svg:y1="9.437cm" svg:x2="13.126cm" svg:y2="8.408cm" draw:start-shape="id17" draw:start-glue-point="0" draw:end-shape="id18" svg:d="M11800 9437c0-686 442-1029 1326-1029" svg:viewBox="0 0 1327 1030">
          <text:p/>
        </draw:connector>
        <draw:connector draw:style-name="gr19" draw:text-style-name="P20" draw:layer="layout" draw:type="curve" svg:x1="15.53cm" svg:y1="9.949cm" svg:x2="14.263cm" svg:y2="8.8cm" draw:start-shape="id19" draw:start-glue-point="3" draw:end-shape="id18" svg:d="M15530 9949c-845 0-1267-383-1267-1149" svg:viewBox="0 0 1268 1150">
          <text:p/>
        </draw:connector>
        <draw:connector draw:style-name="gr6" draw:text-style-name="P6" draw:layer="layout" draw:type="curve" svg:x1="16.803cm" svg:y1="10.312cm" svg:x2="23.894cm" svg:y2="14.988cm" draw:start-shape="id19" draw:start-glue-point="2" draw:end-shape="id1" draw:end-glue-point="0" svg:d="M16803 10312c0 3505 7091 1168 7091 4676" svg:viewBox="0 0 7092 4677">
          <text:p text:style-name="P4"><text:span text:style-name="T4">controls</text:span></text:p>
        </draw:connector>
        <draw:custom-shape draw:style-name="gr8" draw:text-style-name="P7" xml:id="id11" draw:id="id11" draw:layer="layout" svg:width="2.653cm" svg:height="0.725cm" svg:x="11.017cm" svg:y="6.537cm">
          <text:p text:style-name="P4"><text:span text:style-name="T5">X3DLo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20" draw:layer="layout" draw:type="curve" svg:x1="16.803cm" svg:y1="9.587cm" svg:x2="13.67cm" svg:y2="6.899cm" draw:start-shape="id19" draw:start-glue-point="0" draw:end-shape="id11" draw:end-glue-point="1" svg:d="M16803 9587c0-1792-1044-2688-3133-2688" svg:viewBox="0 0 3134 2689">
          <text:p/>
        </draw:connector>
        <draw:connector draw:style-name="gr19" draw:text-style-name="P20" draw:layer="layout" draw:type="curve" svg:x1="23.904cm" svg:y1="8.5cm" svg:x2="22.3cm" svg:y2="7.309cm" draw:start-shape="id3" draw:start-glue-point="0" draw:end-shape="id20" draw:end-glue-point="7" svg:d="M23904 8500c0-794-534-1191-1604-1191" svg:viewBox="0 0 1605 1192">
          <text:p/>
        </draw:connector>
        <draw:connector draw:style-name="gr19" draw:text-style-name="P20" draw:layer="layout" draw:type="curve" svg:x1="20.834cm" svg:y1="9.875cm" svg:x2="20.821cm" svg:y2="7.7cm" draw:start-shape="id13" draw:start-glue-point="0" draw:end-shape="id20" draw:end-glue-point="6" svg:d="M20834 9875c0-1632-13-545-13-2175" svg:viewBox="0 0 14 2176">
          <text:p/>
        </draw:connector>
        <draw:custom-shape draw:style-name="gr8" draw:text-style-name="P7" draw:layer="layout" svg:width="1.637cm" svg:height="0.725cm" svg:x="14.987cm" svg:y="4.9cm">
          <text:p text:style-name="P4"><text:span text:style-name="T5">G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2.153cm" svg:height="0.725cm" svg:x="15.147cm" svg:y="5.5cm">
          <text:p text:style-name="P4"><text:span text:style-name="T5">Highl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21" draw:id="id21" draw:layer="layout" svg:width="2.792cm" svg:height="0.725cm" svg:x="15.408cm" svg:y="6.2cm">
          <text:p text:style-name="P4"><text:span text:style-name="T5">SlotAnch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20" draw:layer="layout" draw:type="curve" svg:x1="16.803cm" svg:y1="9.587cm" svg:x2="16.804cm" svg:y2="6.925cm" draw:start-shape="id19" draw:start-glue-point="0" draw:end-shape="id21" svg:d="M16803 9587c0-1998 1-667 1-2662" svg:viewBox="0 0 2 2663">
          <text:p/>
        </draw:connector>
        <draw:custom-shape draw:style-name="gr8" draw:text-style-name="P7" xml:id="id23" draw:id="id23" draw:layer="layout" svg:width="2.458cm" svg:height="0.725cm" svg:x="13.414cm" svg:y="15.975cm">
          <text:p text:style-name="P4"><text:span text:style-name="T5">Comm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20" draw:layer="layout" draw:type="curve" svg:x1="14.634cm" svg:y1="15.2cm" svg:x2="14.643cm" svg:y2="15.975cm" draw:start-shape="id22" draw:start-glue-point="2" draw:end-shape="id23" draw:end-glue-point="0" svg:d="M14634 15200c0 580 9 193 9 775" svg:viewBox="0 0 10 776">
          <text:p/>
        </draw:connector>
        <draw:custom-shape draw:style-name="gr21" draw:text-style-name="P21" draw:layer="layout" svg:width="2.738cm" svg:height="0.824cm" svg:x="11.381cm" svg:y="2.387cm">
          <text:p text:style-name="P4"><text:span text:style-name="T13">To all modules</text:span></text:p>
          <draw:enhanced-geometry svg:viewBox="0 0 21600 21600" draw:glue-points="10800 0 0 10800 10800 21600 21600 10800" draw:text-areas="0 0 21600 ?f11" draw:type="paper" draw:modifiers="16568.674698795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8T07:19:34.607157155</meta:creation-date>
    <dc:date>2018-10-11T10:49:49.962356116</dc:date>
    <meta:editing-duration>PT8H11M12S</meta:editing-duration>
    <meta:editing-cycles>8</meta:editing-cycles>
    <meta:generator>LibreOffice/6.1.0.3$MacOSX_X86_64 LibreOffice_project/efb621ed25068d70781dc026f7e9c5187a4decd1</meta:generator>
    <meta:document-statistic meta:object-count="65"/>
  </office:meta>
</office:document-meta>
</file>